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661in"/>
    </style:style>
    <style:style style:name="co2" style:family="table-column">
      <style:table-column-properties fo:break-before="auto" style:column-width="0.889in"/>
    </style:style>
    <style:style style:name="ro1" style:family="table-row">
      <style:table-row-properties style:row-height="0.352in" fo:break-before="auto" style:use-optimal-row-height="false"/>
    </style:style>
    <style:style style:name="ro2" style:family="table-row">
      <style:table-row-properties style:row-height="0.4661in" fo:break-before="auto" style:use-optimal-row-height="false"/>
    </style:style>
    <style:style style:name="ro3" style:family="table-row">
      <style:table-row-properties style:row-height="0.611in" fo:break-before="auto" style:use-optimal-row-height="false"/>
    </style:style>
    <style:style style:name="ro4" style:family="table-row">
      <style:table-row-properties style:row-height="0.9638in" fo:break-before="auto" style:use-optimal-row-height="false"/>
    </style:style>
    <style:style style:name="ro5" style:family="table-row">
      <style:table-row-properties style:row-height="1.9173in" fo:break-before="auto" style:use-optimal-row-height="fals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3pt" fo:font-weight="bold" style:font-size-asian="13pt" style:font-weight-asian="bold" style:font-size-complex="13pt" style:font-weight-complex="bold"/>
    </style:style>
    <style:style style:name="ce2" style:family="table-cell" style:parent-style-name="Default">
      <style:table-cell-properties fo:wrap-option="wrap"/>
      <style:text-properties fo:font-size="11pt" style:font-size-asian="11pt" style:font-size-complex="11pt"/>
    </style:style>
    <style:style style:name="ce3" style:family="table-cell" style:parent-style-name="Default">
      <style:text-properties fo:font-size="11pt" style:font-size-asian="11pt" style:font-size-complex="11pt"/>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style:text-underline-mode="continuous" style:text-overline-mode="continuous" style:text-line-through-mode="continuous" style:font-name-asian="Segoe UI" style:font-size-asian="11pt" style:language-asian="zh" style:country-asian="CN" style:font-style-asian="normal" style:font-weight-asian="bold" style:font-name-complex="Tahoma"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fo:font-size="12pt" style:font-size-asian="12pt" style:font-size-complex="12pt"/>
    </style:style>
    <style:style style:name="ce6" style:family="table-cell" style:parent-style-name="Default">
      <style:table-cell-properties fo:wrap-option="wrap"/>
    </style:style>
    <style:style style:name="T1" style:family="text">
      <style:text-properties style:font-size-asian="11pt" style:font-size-complex="11pt"/>
    </style:style>
    <style:style style:name="T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bold" style:font-weight-asian="bold" style:font-weight-complex="bold" style:font-size-asian="11pt" style:font-size-complex="11pt"/>
    </style:style>
    <style:style style:name="T4" style:family="text">
      <style:text-properties fo:font-weight="bold" style:font-weight-asian="bold" style:font-weight-complex="bold"/>
    </style:style>
    <style:style style:name="T5" style:family="text">
      <style:text-properties style:font-weight-complex="normal" style:font-weight-asian="normal" fo:font-weight="normal"/>
    </style:style>
    <style:style style:name="T6"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number-columns-repeated="1023" table:default-cell-style-name="ce6"/>
        <table:table-row table:style-name="ro1">
          <table:table-cell table:style-name="ce1" office:value-type="string" calcext:value-type="string">
            <text:p><text:span text:style-name="T1">Experience Based Test technique</text:span>                                          </text:p>
          </table:table-cell>
          <table:table-cell table:style-name="ce5" table:number-columns-repeated="1023"/>
        </table:table-row>
        <table:table-row table:style-name="ro2">
          <table:table-cell office:value-type="string" calcext:value-type="string">
            <text:p><text:span text:style-name="T2">The</text:span> experience based testing technique is based on the skill and experience of the testers, experts, users etc.</text:p>
          </table:table-cell>
          <table:table-cell table:number-columns-repeated="1023"/>
        </table:table-row>
        <table:table-row table:style-name="ro3">
          <table:table-cell office:value-type="string" calcext:value-type="string">
            <text:p>When applying experience based test techniques, the test cases are derived from the tester’s skill and intuition. Their past works with similar applications and technologies also play a role in this. These techniques can be helpful in looking out for tests that were not easily identified by other structured ones.</text:p>
          </table:table-cell>
          <table:table-cell table:number-columns-repeated="1023"/>
        </table:table-row>
        <table:table-row table:style-name="ro4">
          <table:table-cell table:style-name="ce3" office:value-type="string" calcext:value-type="string">
            <text:p><text:span text:style-name="T3">When should we use experience based technique?</text:span></text:p>
            <text:p>1. Requirements and specifications are not available.</text:p>
            <text:p>2. Requirements are inadequate.</text:p>
            <text:p>3. Limited knowledge of the software product.</text:p>
            <text:p>4. Time constraints to follow a structured approach.</text:p>
          </table:table-cell>
          <table:table-cell table:style-name="Default" table:number-columns-repeated="1023"/>
        </table:table-row>
        <table:table-row table:style-name="ro5">
          <table:table-cell table:style-name="ce4" office:value-type="string" calcext:value-type="string">
            <text:p>Types of experienced based testing                                                                                                                          <text:span text:style-name="T4">Error Guessing</text:span><text:span text:style-name="T5"> – Tester applies his experience to guess the areas in the application that are prone to error. Error guessing is a type of testing method in which prior experience in testing is used to uncover the defects in software. It is an experience based test technique in which the tester uses his/her past experience or intuition to gauge the problematic areas of a software application.</text:span></text:p>
            <text:p><text:span text:style-name="T6"/></text:p>
            <text:p><text:span text:style-name="T4">Exploratory Testing</text:span><text:span text:style-name="T5"> – As the name implies, the tester explores the application, and uses his experience to navigate thru different functionalities.</text:span></text:p>
            <text:p><text:span text:style-name="T6"/></text:p>
            <text:p><text:span text:style-name="T4">Checklist Based Testing</text:span><text:span text:style-name="T5">– In this technique, we apply a tester's experience to create a checklist of different functionalities and use cases for testing. </text:span></text:p>
          </table:table-cell>
          <table:table-cell table:style-name="Default"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7T12:26:52.898000000</meta:creation-date>
    <dc:date>2023-09-07T16:09:50.654000000</dc:date>
    <meta:editing-duration>PT3H20M37S</meta:editing-duration>
    <meta:editing-cycles>1</meta:editing-cycles>
    <meta:document-statistic meta:table-count="1" meta:cell-count="5" meta:object-count="0"/>
    <meta:generator>LibreOffice/7.0.4.2$Windows_X86_64 LibreOffice_project/dcf040e67528d9187c66b2379df5ea4407429775</meta:generator>
  </office:meta>
</office:document-meta>
</file>